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4-13_07-53-32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4-13_02-34-16_000.jpg</text:p>
          </table:table-cell>
          <table:table-cell table:style-name="ce26" office:value-type="string">
            <text:p>:m :PHOTO 寝た時刻 / 2023 / オナニー、未了、duration=20m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20m時間ぐらい,other=~">
            <text:p>:m :PHOTO 寝た時刻 / 2023 / オナニー、未了、duration=20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4-12_21-00-2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 office:value-type="string">
            <text:p>2023-04-13_13-55-14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 office:value-type="string">
            <text:p>2023-04-13_00-59-14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（２）：１０；生姜（２）：１０；スペアミント：６；ローズマリー：１０；ディル：１０,liquor=麦焼酎：??ml,time=~,container=silver-cap-small / type=~,other=作り置きする：混合。,occasion=経過観察。,id=2023-04-13_00-59-14_000.jpg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 office:value-type="string">
            <text:p>2023-04-13_00-59-24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（２）：１０；生姜（２）：１０；スペアミント：６；ローズマリー：１０；ディル：１０,liquor=麦焼酎：??ml,time=~,container=silver-cap-small / type=~,other=作り置きする：混合。,occasion=経過観察。,id=2023-04-13_00-59-14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 / 経過記録；作ったもの / food=焼酎漬け / material=レモン：１０（単位：スプーン）；ニンニク（２）：１０；生姜（２）：１０；スペアミント：６；ローズマリー：１０；ディル：１０,liquor=麦焼酎：??ml,time=~,container=silver-cap-small / type=~,other=作り置きする：混合。,occasion=経過観察。,id=2023-04-13_00-59-14_000.jpg">
            <text:p>:PHOTO 記録 / 経過記録；作ったもの / food=焼酎漬け / material=レモン：１０（単位：スプーン）；ニンニク（２）：１０；生姜（２）：１０；スペアミント：６；ローズマリー：１０；ディル：１０,liquor=麦焼酎：??ml,time=~,container=silver-cap-small / type=~,other=作り置きする：混合。,occasion=経過観察。,id=2023-04-13_00-59-14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4-13_07-57-0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4-12_18-55-11_000.mp4</text:p>
          </table:table-cell>
          <table:table-cell table:style-name="ce26" office:value-type="string">
            <text:p>:VIDEO / @自室 / 記録 / jap.flute / 演奏、play / R=1 / genre=melody,session=hour-18,memo=~,file-piece-id=~,memo=~,other=~ /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VIDEO / @自室 / 記録 / jap.flute / 演奏、play / R=1 / genre=melody,session=hour-18,memo=~,file-piece-id=~,memo=~,other=~ /">
            <text:p>:VIDEO / @自室 / 記録 / jap.flute / 演奏、play / R=1 / genre=melody,session=hour-18,memo=~,file-piece-id=~,memo=~,other=~ /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4-13_08-33-42_000.jpg</text:p>
          </table:table-cell>
          <table:table-cell table:style-name="ce26" office:value-type="string">
            <text:p>:m :th,mysl / topic=~ / content=「神」なるものについて、知りたい。イスラームだ、キリスト教だ、を離れて,id=~,other=~ / lang=ja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:th,mysl / topic=~ / content=「神」なるものについて、知りたい。イスラームだ、キリスト教だ、を離れて,id=~,other=~ / lang=ja">
            <text:p>:m :th,mysl / topic=~ / content=「神」なるものについて、知りたい。イスラームだ、キリスト教だ、を離れて,id=~,other=~ / lang=ja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4-13_08-34-09_000.jpg</text:p>
          </table:table-cell>
          <table:table-cell table:style-name="ce26" office:value-type="string">
            <text:p>:m :th,mysl / topic=~ / content=「神」なるものについて、知りたい。イスラームだ、キリスト教だ、を離れて,id=~,other=~ / lang=ja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:th,mysl / topic=~ / content=「神」なるものについて、知りたい。イスラームだ、キリスト教だ、を離れて,id=~,other=~ / lang=ja">
            <text:p>:m :th,mysl / topic=~ / content=「神」なるものについて、知りたい。イスラームだ、キリスト教だ、を離れて,id=~,other=~ / lang=ja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10">
            <text:p>10</text:p>
          </table:table-cell>
          <table:table-cell table:style-name="ce17" office:value-type="string">
            <text:p>2023-04-13_11-03-15_000.jpg</text:p>
          </table:table-cell>
          <table:table-cell table:style-name="ce26" office:value-type="string">
            <text:p>:m 1*1 RES / JVEMV6 64#238_maeno / 『微粒子から探る物性七変化』 著者=前野昌弘,校注=~ / p.64 / w=アルコキシド；,topic=物性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1*1 RES / JVEMV6 64#238_maeno / 『微粒子から探る物性七変化』 著者=前野昌弘,校注=~ / p.64 / w=アルコキシド；,topic=物性,publisher=~,other=">
            <text:p>:m 1*1 RES / JVEMV6 64#238_maeno / 『微粒子から探る物性七変化』 著者=前野昌弘,校注=~ / p.64 / w=アルコキシド；,topic=物性,publisher=~,other=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4-13_11-58-29_000.jpg</text:p>
          </table:table-cell>
          <table:table-cell table:style-name="ce26" office:value-type="string">
            <text:p>:m 1*1 / read-docs / theme=習近平(xijinping)：講話,content=人大,w=； / genre=~ / other=~, doc-id=P7GO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1*1 / read-docs / theme=習近平(xijinping)：講話,content=人大,w=； / genre=~ / other=~, doc-id=P7GO">
            <text:p>:m 1*1 / read-docs / theme=習近平(xijinping)：講話,content=人大,w=； / genre=~ / other=~, doc-id=P7GO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4-13_17-03-06_000.jpg</text:p>
          </table:table-cell>
          <table:table-cell table:style-name="ce26" office:value-type="string">
            <text:p>:m 1*1 RES / JVEMV6 64#250_amemiya / 『田中正造の人と生涯』 著者=雨宮義人,校注=~ / p.56 / w=,topic=足尾鉱毒事件,publisher=~,other=渡良瀬川：流域：各県の、諸郡；QQQ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1*1 RES / JVEMV6 64#250_amemiya / 『田中正造の人と生涯』 著者=雨宮義人,校注=~ / p.56 / w=,topic=足尾鉱毒事件,publisher=~,other=渡良瀬川：流域：各県の、諸郡；QQQ">
            <text:p>:m 1*1 RES / JVEMV6 64#250_amemiya / 『田中正造の人と生涯』 著者=雨宮義人,校注=~ / p.56 / w=,topic=足尾鉱毒事件,publisher=~,other=渡良瀬川：流域：各県の、諸郡；QQQ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4">
            <text:p>14</text:p>
          </table:table-cell>
          <table:table-cell table:style-name="ce18" office:value-type="string">
            <text:p>2023-04-13_17-35-10_000.jpg</text:p>
          </table:table-cell>
          <table:table-cell table:style-name="ce26" office:value-type="string">
            <text:p>:m 1*1 RES / JVEMV6 64#238_maeno / 『微粒子から探る物性七変化』 著者=前野昌弘,校注=~ / p.73 / w=親水ゾル；ところてん（心太）；,topic=物性,publisher=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1*1 RES / JVEMV6 64#238_maeno / 『微粒子から探る物性七変化』 著者=前野昌弘,校注=~ / p.73 / w=親水ゾル；ところてん（心太）；,topic=物性,publisher=~,other=">
            <text:p>:m 1*1 RES / JVEMV6 64#238_maeno / 『微粒子から探る物性七変化』 著者=前野昌弘,校注=~ / p.73 / w=親水ゾル；ところてん（心太）；,topic=物性,publisher=~,other=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21];CONCATENATE([.C21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3">2023/04/13</text:date>, <text:time>22:06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13T22:06:28.80</dc:date>
    <dc:creator>岩淵 謙</dc:creator>
    <meta:editing-duration>P55DT16H41M7S</meta:editing-duration>
    <meta:editing-cycles>18113</meta:editing-cycles>
    <meta:document-statistic meta:table-count="2" meta:cell-count="923" meta:object-count="0"/>
    <meta:user-defined meta:name="qrichtext">1</meta:user-defined>
  </office:meta>
</office:document-meta>
</file>